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/text:span><text:span text:style-name="T2">Čestné</text:span><text:span text:style-name="T3"><text:s/>vyhlásenie</text:span><text:span text:style-name="T4"/></text:p>
      <text:p text:style-name="P1"><text:span text:style-name="T4"/></text:p>
      <text:p text:style-name="P1"><text:span text:style-name="T4"/></text:p>
      <text:p text:style-name="P2"><text:span text:style-name="T4">Meno :<text:s text:c="3"/><text:tab/><text:tab/><text:tab/></text:span><text:span text:style-name="T5">Volodymyr</text:span><text:span text:style-name="T6"/></text:p>
      <text:p text:style-name="P2"><text:span text:style-name="T6">Priezvisko:<text:tab/><text:tab/><text:tab/></text:span><text:span text:style-name="T7">Bielousov</text:span><text:span text:style-name="T8"/></text:p>
      <text:p text:style-name="P2"><text:span text:style-name="T8">Dátum narodenia:<text:tab/><text:tab/></text:span><text:span text:style-name="T9">31.08.1989</text:span><text:span text:style-name="T10"/></text:p>
      <text:p text:style-name="P2"><text:span text:style-name="T11">Štátna</text:span><text:span text:style-name="T12"><text:s/>prislu</text:span><text:span text:style-name="T13">šnost</text:span><text:span text:style-name="T14">’:<text:tab/><text:tab/></text:span><text:span text:style-name="T15">Ukrajina</text:span><text:span text:style-name="T16"/></text:p>
      <text:p text:style-name="P3"><text:span text:style-name="T16"/></text:p>
      <text:p text:style-name="P3"><text:span text:style-name="T17">Čestné</text:span><text:span text:style-name="T18"><text:s/>vyhlasujem,<text:s/></text:span><text:span text:style-name="T19">že</text:span><text:span text:style-name="T20"><text:s/>dôvody udelenia prechodného pobytu na zlú</text:span><text:span text:style-name="T21">čenie</text:span><text:span text:style-name="T22"><text:s/>rodiny môjho die</text:span><text:span text:style-name="T23">ťatá</text:span><text:span text:style-name="T24"/></text:p>
      <text:p text:style-name="P3"><text:span text:style-name="T24"/></text:p>
      <text:p text:style-name="P3"><text:span text:style-name="T25">Meno :<text:s text:c="3"/><text:tab/><text:tab/><text:tab/></text:span><text:span text:style-name="T26">Alexander</text:span><text:span text:style-name="T27"/></text:p>
      <text:p text:style-name="P3"><text:span text:style-name="T27">Priezvisko:<text:tab/><text:tab/><text:tab/></text:span><text:span text:style-name="T28">Bielousov</text:span><text:span text:style-name="T29"/></text:p>
      <text:p text:style-name="P3"><text:span text:style-name="T29">Dátum narodenia:<text:tab/><text:tab/></text:span><text:span text:style-name="T30">28.06.2017</text:span><text:span text:style-name="T31"/></text:p>
      <text:p text:style-name="P3"><text:span text:style-name="T32">Štátna</text:span><text:span text:style-name="T33"><text:s/>prislu</text:span><text:span text:style-name="T34">šnost</text:span><text:span text:style-name="T35">’:<text:tab/></text:span><text:span text:style-name="T36"><text:tab/>Ukrajina</text:span><text:span text:style-name="T37"/></text:p>
      <text:p text:style-name="P3"><text:span text:style-name="T37"><text:tab/><text:tab/></text:span></text:p>
      <text:p text:style-name="P3"><text:span text:style-name="T37"><text:tab/><text:tab/></text:span><text:span text:style-name="T38">nad’alej trvajú</text:span><text:span text:style-name="T39"/></text:p>
      <text:p text:style-name="P3"><text:span text:style-name="T39"/></text:p>
      <text:p text:style-name="P3"><text:span text:style-name="T39"/></text:p>
      <text:p text:style-name="P3"><text:span text:style-name="T39"/></text:p>
      <text:p text:style-name="P3"><text:span text:style-name="T39"/></text:p>
      <text:p text:style-name="P3"><text:span text:style-name="T39">Dátum:<text:tab/><text:tab/><text:tab/><text:tab/><text:tab/><text:tab/><text:tab/></text:span><text:span text:style-name="T40">Volodymyr Bielousov</text:span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